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D000000743547D2C6.png" manifest:media-type="image/png"/>
  <manifest:file-entry manifest:full-path="Pictures/100000010000043900000069206259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officeooo:rsid="00199a95" officeooo:paragraph-rsid="00199a95"/>
    </style:style>
    <style:style style:name="P12" style:family="paragraph" style:parent-style-name="Preformatted_20_Text" style:list-style-name="L1">
      <style:text-properties fo:font-style="italic" style:text-underline-style="none" style:font-style-asian="italic" style:font-style-complex="italic"/>
    </style:style>
    <style:style style:name="P13" style:family="paragraph" style:parent-style-name="Text_20_body">
      <style:text-properties officeooo:paragraph-rsid="001d80f4"/>
    </style:style>
    <style:style style:name="P14" style:family="paragraph" style:parent-style-name="Text_20_body">
      <style:text-properties style:text-underline-style="none" officeooo:rsid="0019f3f6" officeooo:paragraph-rsid="0019f3f6"/>
    </style:style>
    <style:style style:name="P15" style:family="paragraph" style:parent-style-name="Text_20_body">
      <style:text-properties officeooo:paragraph-rsid="0019f3f6"/>
    </style:style>
    <style:style style:name="P16" style:family="paragraph" style:parent-style-name="Preformatted_20_Text">
      <style:text-properties style:text-underline-style="none" officeooo:rsid="0019f3f6" officeooo:paragraph-rsid="0019f3f6"/>
    </style:style>
    <style:style style:name="P17" style:family="paragraph" style:parent-style-name="Preformatted_20_Text">
      <style:paragraph-properties fo:margin-top="0cm" fo:margin-bottom="0.499cm" style:contextual-spacing="false"/>
    </style:style>
    <style:style style:name="P18" style:family="paragraph" style:parent-style-name="Text_20_body">
      <style:text-properties style:text-underline-style="none" officeooo:rsid="0019f3f6" officeooo:paragraph-rsid="001af1e2"/>
    </style:style>
    <style:style style:name="P19" style:family="paragraph" style:parent-style-name="Text_20_body">
      <style:text-properties style:text-underline-style="none" officeooo:rsid="001ae448" officeooo:paragraph-rsid="001ae448"/>
    </style:style>
    <style:style style:name="P20" style:family="paragraph" style:parent-style-name="Text_20_body">
      <style:text-properties officeooo:rsid="001d80f4" officeooo:paragraph-rsid="001f1d94"/>
    </style:style>
    <style:style style:name="P21" style:family="paragraph" style:parent-style-name="Text_20_body">
      <style:text-properties officeooo:rsid="00204f55" officeooo:paragraph-rsid="00204f55"/>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officeooo:rsid="0019f3f6"/>
    </style:style>
    <style:style style:name="T5" style:family="text">
      <style:text-properties style:text-underline-style="none" fo:font-weight="bold" officeooo:rsid="001d80f4" style:font-weight-asian="bold" style:font-weight-complex="bold"/>
    </style:style>
    <style:style style:name="T6" style:family="text">
      <style:text-properties style:text-underline-style="none" officeooo:rsid="001d80f4"/>
    </style:style>
    <style:style style:name="T7" style:family="text">
      <style:text-properties fo:font-style="italic" style:font-style-asian="italic" style:font-style-complex="italic"/>
    </style:style>
    <style:style style:name="T8" style:family="text">
      <style:text-properties fo:font-weight="bold" officeooo:rsid="001af1e2" style:font-weight-asian="bold" style:font-weight-complex="bold"/>
    </style:style>
    <style:style style:name="T9" style:family="text">
      <style:text-properties officeooo:rsid="001af1e2"/>
    </style:style>
    <style:style style:name="T10" style:family="text">
      <style:text-properties fo:font-weight="bold" style:font-weight-asian="bold" style:font-weight-complex="bold"/>
    </style:style>
    <style:style style:name="T11" style:family="text">
      <style:text-properties officeooo:rsid="001d87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generar números aleatorios en una simulación de VHDL</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2"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2/16/como-generar-numeros-aleatorios-en-una-simulacion-de-vhdl/" text:style-name="Internet_20_link" text:visited-style-name="Visited_20_Internet_20_Link"><text:span text:style-name="T3">https://soceame.wordpress.com/2025/02/16/como-generar-numeros-aleatorios-en-una-simulacion-de-vhdl/</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17T22:59:59.475770629">17/02/2025</text:date></text:p>
      <text:p text:style-name="P10"/>
      <text:p text:style-name="P11">Todo lo que comentará ahora es sólo para simulación. Debido a que la librería math_real solo funciona en simulación, por lo que no es sintetizable.</text:p>
      <text:p text:style-name="P11">Para generar números aleatorios en VHDL existe un procedure dentro de la librería math_real llamado uniform que es el que se utiliza para generar números aleatorios en VHDL.</text:p>
      <text:p text:style-name="P11">Este procedure se define de la siguiente forma.</text:p>
      <text:list text:style-name="L1">
        <text:list-item>
          <text:p text:style-name="P12">procedure UNIFORM (variable Seed1,Seed2:inout integer; variable X:out real);</text:p>
        </text:list-item>
      </text:list>
      <text:p text:style-name="P11">Donde seed1 y seed2 son <text:span text:style-name="T4">variables</text:span> de tipo integer. Y rand de tipo real. Esto es importante debido a que la salida de esta función es un valor decimal entre 0 y 1. Por lo que si se quiere conseguir un valor de salida que esté entre 0 y 100 se tiene que multiplicar por 100 y además, es necesario cambiar el tipo de valor a integer para que se convierta en un número entero.</text:p>
      <text:p text:style-name="P13"><text:span text:style-name="T5">NOTA</text:span><text:span text:style-name="T6">: los valores de la variable seed van de 1 a </text:span>2147483398.</text:p>
      <text:p text:style-name="P14">Es importante también entender que seed1 y seed2 son de tipo variable, por lo que este procedure solo puede estar contenido en algo que admita variables como un <text:span text:style-name="T7">process</text:span>, un <text:span text:style-name="T7">package</text:span> o un <text:span text:style-name="T7">function</text:span>.</text:p>
      <text:h text:style-name="Heading_20_2" text:outline-level="2">Ejemplo</text:h>
      <text:p text:style-name="P14">Imaginemos que queremos generar números aleatorios entre 0 y 100 en VHDL para una simulación cada 10ns. Bien para ello lo primero es definir la librería.</text:p>
      <text:p text:style-name="P15"><text:span text:style-name="Source_20_Text">use ieee.math_real.all;</text:span></text:p>
      <text:p text:style-name="P14">Lo siguiente que hacemos es definir el <text:span text:style-name="T7">process</text:span> donde lo vamos a utilizar.</text:p>
      <text:p text:style-name="P16"><text:span text:style-name="Source_20_Text">process</text:span></text:p>
      <text:p text:style-name="Preformatted_20_Text"><text:span text:style-name="Source_20_Text"><text:s text:c="3"/>variable seed1: integer:=0 ;</text:span></text:p>
      <text:p text:style-name="Preformatted_20_Text"><text:span text:style-name="Source_20_Text"><text:s text:c="3"/>variable seed2: integer:=99;</text:span></text:p>
      <text:p text:style-name="Preformatted_20_Text"><text:span text:style-name="Source_20_Text"><text:s text:c="3"/>variable rand : real;</text:span></text:p>
      <text:p text:style-name="Preformatted_20_Text"><text:span text:style-name="Source_20_Text">begin</text:span></text:p>
      <text:p text:style-name="Preformatted_20_Text"><text:span text:style-name="Source_20_Text"><text:s text:c="4"/>uniform(seed1, seed2, rand);</text:span></text:p>
      <text:p text:style-name="Preformatted_20_Text"><text:span text:style-name="Source_20_Text"><text:s text:c="4"/>b &lt;= rand;</text:span></text:p>
      <text:p text:style-name="Preformatted_20_Text"><text:span text:style-name="Source_20_Text"><text:s text:c="4"/>a &lt;= integer(rand*100.0);</text:span></text:p>
      <text:p text:style-name="Preformatted_20_Text"><text:span text:style-name="Source_20_Text"><text:s text:c="4"/>wait for 10ns;</text:span></text:p>
      <text:p text:style-name="P17"><text:span text:style-name="Source_20_Text">end process;</text:span></text:p>
      <text:p text:style-name="P16"><text:span text:style-name="Source_20_Text"/></text:p>
      <text:p text:style-name="P18">En el <text:span text:style-name="T7">process</text:span> anterior se puede ver que ponemos dos valores como “semillas”(seed1/2) estos valores son para hacer la aleatoriedad, y son necesarios, no se pueden eliminar. </text:p>
      <text:p text:style-name="P18"><text:span text:style-name="T8">NOTA</text:span><text:span text:style-name="T9">: </text:span>Estos valores no influyen en el rango de los datos de salida de <text:span text:style-name="T7">rand</text:span>, porque siempre va a estar entre 0 y 1. <text:span text:style-name="T9">Por lo que pueden ser cualquier número. Incluso esas dos “semillas” pueden ser el mismo valor.</text:span></text:p>
      <text:p text:style-name="P14">Y para conseguir que el valor esté comprendido entre 0 y 100, es necesario multiplicar por 100.0.</text:p>
      <text:p text:style-name="P14"><text:soft-page-break/><text:span text:style-name="T10">NOTA</text:span>: el valor siempre tiene que ser decimal, si no lo es dará error.</text:p>
      <text:p text:style-name="P14">Ahora al simular podemos ver que se están generando de forma correcta los valores aleatorios y además, el <text:span text:style-name="T7">integer</text:span> que tiene la señal “a” sirve como redondeo del valor de salida.</text:p>
      <text:p text:style-name="P14"><draw:frame draw:style-name="fr1" draw:name="Imagen1" text:anchor-type="char" svg:x="0cm" svg:y="-0.055cm" svg:width="17cm" svg:height="1.651cm" draw:z-index="13"><draw:image xlink:href="Pictures/1000000100000439000000692062596B.png" xlink:type="simple" xlink:show="embed" xlink:actuate="onLoad" draw:mime-type="image/png"/></draw:frame></text:p>
      <text:p text:style-name="P19">A partir de aquí se pueden generar tantos números aleatorios como simulaciones con estos se desee.</text:p>
      <text:h text:style-name="Heading_20_2" text:outline-level="2">Código total</text:h>
      <text:p text:style-name="Preformatted_20_Text"><text:span text:style-name="Source_20_Text">library IEEE;</text:span></text:p>
      <text:p text:style-name="Preformatted_20_Text"><text:span text:style-name="Source_20_Text">use IEEE.STD_LOGIC_1164.ALL;</text:span></text:p>
      <text:p text:style-name="Preformatted_20_Text"><text:span text:style-name="Source_20_Text">use IEEE.NUMERIC_STD.ALL;</text:span></text:p>
      <text:p text:style-name="Preformatted_20_Text"><text:span text:style-name="Source_20_Text">use ieee.math_real.all;</text:span></text:p>
      <text:p text:style-name="Preformatted_20_Text"><text:span text:style-name="Source_20_Text">entity test_tb is</text:span></text:p>
      <text:p text:style-name="Preformatted_20_Text"><text:span text:style-name="Source_20_Text">end test_tb;</text:span></text:p>
      <text:p text:style-name="Preformatted_20_Text"><text:span text:style-name="Source_20_Text">architecture Behavioral of test_tb is</text:span></text:p>
      <text:p text:style-name="Preformatted_20_Text"><text:bookmark-start text:name="__DdeLink__480_1374015260"/><text:span text:style-name="Source_20_Text">signal a : integer;</text:span></text:p>
      <text:p text:style-name="Preformatted_20_Text"><text:span text:style-name="Source_20_Text">signal b : real;</text:span><text:bookmark-end text:name="__DdeLink__480_1374015260"/></text:p>
      <text:p text:style-name="Preformatted_20_Text"><text:span text:style-name="Source_20_Text">begin</text:span></text:p>
      <text:p text:style-name="Preformatted_20_Text"><text:span text:style-name="Source_20_Text"><text:s text:c="3"/></text:span><text:bookmark-start text:name="__DdeLink__478_1374015260"/><text:span text:style-name="Source_20_Text">process</text:span></text:p>
      <text:p text:style-name="Preformatted_20_Text"><text:span text:style-name="Source_20_Text"><text:s text:c="6"/>variable seed1: integer:=0 ;</text:span></text:p>
      <text:p text:style-name="Preformatted_20_Text"><text:span text:style-name="Source_20_Text"><text:s text:c="6"/>variable seed2: integer:=99;</text:span></text:p>
      <text:p text:style-name="Preformatted_20_Text"><text:span text:style-name="Source_20_Text"><text:s text:c="6"/>variable rand : real;</text:span></text:p>
      <text:p text:style-name="Preformatted_20_Text"><text:span text:style-name="Source_20_Text"><text:s text:c="3"/>begin</text:span></text:p>
      <text:p text:style-name="Preformatted_20_Text"><text:span text:style-name="Source_20_Text"><text:s text:c="6"/>uniform(seed1, seed2, rand);</text:span></text:p>
      <text:p text:style-name="Preformatted_20_Text"><text:span text:style-name="Source_20_Text"><text:s text:c="6"/>b &lt;= rand;</text:span></text:p>
      <text:p text:style-name="Preformatted_20_Text"><text:span text:style-name="Source_20_Text"><text:s text:c="6"/>a &lt;= integer(rand*100.0);</text:span></text:p>
      <text:p text:style-name="Preformatted_20_Text"><text:span text:style-name="Source_20_Text"><text:s text:c="6"/>wait for 10ns;</text:span></text:p>
      <text:p text:style-name="Preformatted_20_Text"><text:span text:style-name="Source_20_Text"><text:s text:c="3"/>end process;</text:span><text:bookmark-end text:name="__DdeLink__478_1374015260"/></text:p>
      <text:p text:style-name="P17"><text:span text:style-name="Source_20_Text">end Behavioral;</text:span></text:p>
      <text:h text:style-name="Heading_20_2" text:outline-level="2">Nota final</text:h>
      <text:p text:style-name="P20">Aunque este procedure pueda parecer muy aleatorio, es aleatorio hasta cierto punto. Porque si yo simulo con los mismos parámetros, siempre obtendré los mismos valores en el mismo instante de tiempo. Por ejemplo, en el ejemplo anterior, da igual si lo simulo 1 o 1000 veces siempre va a dar los mismos valores, y eso se puede ver que al comienzo de la simulación siempre aparecerán los mismos valores, esto es importante tenerlo en cuenta, y<text:span text:style-name="T11">a</text:span> que cambiando los valores de seed se pueden cambiar <text:s/>los valores aleatorios de salida del <text:span text:style-name="T7">procedure</text:span>.</text:p>
      <text:p text:style-name="P21"><draw:frame draw:style-name="fr2" draw:name="Imagen2" text:anchor-type="char" svg:width="17cm" svg:height="1.901cm" draw:z-index="14"><draw:image xlink:href="Pictures/100000010000040D000000743547D2C6.png" xlink:type="simple" xlink:show="embed" xlink:actuate="onLoad" draw:mime-type="image/png"/></draw:frame>Por último comentar que también se puede generar un sistema aleatorio de tiempos de simulación utilizando la función anterior. Solo sería necesario añadir un <text:span text:style-name="T7">wait for</text:span> con la siguiente forma.</text:p>
      <text:p text:style-name="Preformatted_20_Text"><text:soft-page-break/><text:span text:style-name="Source_20_Text">wait for rand*100.0 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80bd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fo:font-size="10pt"/>
    </style:style>
    <style:style style:name="MT2" style:family="text">
      <style:text-properties style:font-name="Liberation Sans" fo:font-size="1pt" style:font-name-asian="Liberation Sans2" style:font-name-complex="Liberation Sans2"/>
    </style:style>
    <style:style style:name="MT3" style:family="text">
      <style:text-properties officeooo:rsid="000aa428"/>
    </style:style>
    <style:style style:name="MT4"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2/16/como-generar-numeros-aleatorios-en-una-simulacion-de-vhdl/" text:style-name="Internet_20_link" text:visited-style-name="Visited_20_Internet_20_Link"><text:span text:style-name="MT1">https://soceame.wordpress.com/2025/02/16/como-generar-numeros-aleatorios-en-una-simulacion-de-vhdl/</text:span></text:a><draw:custom-shape text:anchor-type="char" draw:z-index="11" draw:name="PowerPlusWaterMarkObject" draw:style-name="Mgr1" draw:text-style-name="MP3" svg:width="16.999cm" svg:height="1.317cm" draw:transform="rotate (0.785398163397448) translate (2.02494444444444cm 17.401125cm)"><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3">Creado por David Rubio </text:span><text:span text:style-name="MT4">G.</text:span><text:span text:style-name="MT3"><text:tab/> <text:tab/></text:span><text:page-number text:select-page="current">2</text:page-number>/<text:page-count>4</text:page-count></text:p>
      </style:footer>
    </style:master-page>
    <style:master-page style:name="First_20_Page" style:display-name="First Page" style:page-layout-name="Mpm2" draw:style-name="Mdp1" style:next-style-name="Standard">
      <style:header>
        <text:p text:style-name="Header"><draw:custom-shape text:anchor-type="char" draw:z-index="8" draw:name="PowerPlusWaterMarkObject 2" draw:style-name="Mgr1" draw:text-style-name="MP3" svg:width="16.999cm" svg:height="1.317cm" draw:transform="rotate (0.785398163397448) translate (2.02494444444444cm 18.1435416666667cm)"><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0"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3" svg:width="11.399cm" svg:height="0.883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4" draw:name="PowerPlusWaterMarkObject" draw:style-name="Mgr3" draw:text-style-name="MP3" svg:width="17.999cm" svg:height="1.394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22:13:44.733034050</meta:creation-date>
    <meta:editing-duration>PT23M53S</meta:editing-duration>
    <meta:editing-cycles>9</meta:editing-cycles>
    <meta:generator>LibreOffice/24.8.4.2$Linux_X86_64 LibreOffice_project/480$Build-2</meta:generator>
    <dc:date>2025-02-17T22:59:59.095955112</dc:date>
    <meta:document-statistic meta:table-count="0" meta:image-count="2" meta:object-count="0" meta:page-count="4" meta:paragraph-count="61" meta:word-count="621" meta:character-count="3993" meta:non-whitespace-character-count="3354"/>
    <meta:template xlink:type="simple" xlink:actuate="onRequest" xlink:title="template" xlink:href="../../template.ott" meta:date="2025-02-16T22:13:43.500267250"/>
  </office:meta>
</office:document-meta>
</file>